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14.101cm" fo:min-width="25.916cm"/>
    </style:style>
    <style:style style:name="gr2" style:family="graphic" style:parent-style-name="standard">
      <style:graphic-properties draw:textarea-horizontal-align="justify" draw:textarea-vertical-align="top" draw:auto-grow-height="false" fo:min-height="6.608cm" fo:min-width="8.39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1.02cm" fo:min-width="3.94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0.893cm" fo:min-width="13.724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0.385cm" fo:min-width="2.929cm"/>
    </style:style>
    <style:style style:name="gr7" style:family="graphic" style:parent-style-name="standard">
      <style:graphic-properties draw:fill-color="#ffcc99" draw:textarea-horizontal-align="justify" draw:textarea-vertical-align="middle" draw:auto-grow-height="false" fo:min-height="0.893cm" fo:min-width="16.01cm"/>
    </style:style>
    <style:style style:name="gr8" style:family="graphic" style:parent-style-name="standard">
      <style:graphic-properties draw:fill-color="#cfe7f5" draw:textarea-horizontal-align="justify" draw:textarea-vertical-align="top" draw:auto-grow-height="false" fo:min-height="9.4cm" fo:min-width="12.073cm"/>
    </style:style>
    <style:style style:name="gr9" style:family="graphic" style:parent-style-name="standard">
      <style:graphic-properties draw:textarea-horizontal-align="justify" draw:textarea-vertical-align="top" draw:auto-grow-height="false" fo:min-height="4.361cm" fo:min-width="4.073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0.604cm" fo:min-width="1.786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1.355cm" fo:min-width="9.953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0.603cm" fo:min-width="1.78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0.605cm" fo:min-width="1.609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.604cm" fo:min-width="1.787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2.128cm" fo:min-width="1.787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0.893cm" fo:min-width="2.167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858cm" fo:min-width="1.787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0.893cm" fo:min-width="20.328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0.639cm" fo:min-width="2.04cm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0.731cm" fo:min-width="1.787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0.893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cc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cfe7f5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ffcc"/>
      <style:paragraph-properties fo:text-align="center"/>
      <style:text-properties fo:font-size="18pt"/>
    </style:style>
    <style:style style:name="P9" style:family="paragraph">
      <loext:graphic-properties draw:fill-color="#ffcc99"/>
      <style:paragraph-properties fo:text-align="center"/>
    </style:style>
    <style:style style:name="P10" style:family="paragraph">
      <loext:graphic-properties draw:fill-color="#ffffcc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cc99"/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line-through-style="solid" style:text-line-through-type="sing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416cm" svg:height="14.351cm" svg:x="0.762cm" svg:y="0.762cm">
          <text:p text:style-name="P1">Manual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6.858cm" svg:x="1.651cm" svg:y="2.667cm">
          <text:p text:style-name="P1">101 (OpenVz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27cm" svg:x="21.336cm" svg:y="14.224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27cm" svg:x="5.461cm" svg:y="8.8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27cm" svg:x="5.461cm" svg:y="12.319cm">
          <text:p text:style-name="P1">tap0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2cm" svg:y1="10.16cm" svg:x2="7.62cm" svg:y2="12.319cm">
          <text:p/>
        </draw:line>
      </draw:page>
      <draw:page draw:name="page2" draw:style-name="dp1" draw:master-page-name="Default">
        <draw:custom-shape draw:style-name="gr1" draw:text-style-name="P2" draw:layer="layout" svg:width="26.416cm" svg:height="14.351cm" svg:x="0.762cm" svg:y="0.762cm">
          <text:p text:style-name="P1">Manual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6.858cm" svg:x="1.651cm" svg:y="2.667cm">
          <text:p text:style-name="P1">101 (OpenVz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27cm" svg:x="21.336cm" svg:y="14.224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8.89cm">
          <text:p text:style-name="P1"><text:span text:style-name="T1">Eth0</text:span></text:p>
          <text:p text:style-name="P1"><text:span text:style-name="T1">10.0.0.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12.319cm">
          <text:p text:style-name="P1"><text:span text:style-name="T1">Tap0</text:span></text:p>
          <text:p text:style-name="P1"><text:span text:style-name="T1">10.0.0.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2cm" svg:y1="10.16cm" svg:x2="7.62cm" svg:y2="12.319cm">
          <text:p/>
        </draw:line>
      </draw:page>
      <draw:page draw:name="page3" draw:style-name="dp1" draw:master-page-name="Default">
        <draw:custom-shape draw:style-name="gr1" draw:text-style-name="P6" draw:layer="layout" svg:width="26.416cm" svg:height="14.351cm" svg:x="0.762cm" svg:y="0.762cm">
          <text:p text:style-name="P1"><text:span text:style-name="T2">Manual 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8.89cm" svg:height="6.858cm" svg:x="1.651cm" svg:y="1.397cm">
          <text:p text:style-name="P1"><text:span text:style-name="T2">101 (OpenVz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45cm" svg:height="1.27cm" svg:x="21.336cm" svg:y="14.224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7.62cm">
          <text:p text:style-name="P1"><text:span text:style-name="T1">Eth0</text:span></text:p>
          <text:p text:style-name="P1"><text:span text:style-name="T1">10.0.0.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10.287cm">
          <text:p text:style-name="P1"><text:span text:style-name="T1">Tap0</text:span></text:p>
          <text:p text:style-name="P1"><text:span text:style-name="T1">10.0.0.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2cm" svg:y1="8.89cm" svg:x2="7.62cm" svg:y2="10.287cm">
          <text:p/>
        </draw:line>
        <draw:custom-shape draw:style-name="gr5" draw:text-style-name="P9" draw:layer="layout" svg:width="14.224cm" svg:height="1.143cm" svg:x="6.858cm" svg:y="12.065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45cm" svg:height="1.27cm" svg:x="6.858cm" svg:y="13.716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144cm" svg:y1="13.716cm" svg:x2="9.144cm" svg:y2="13.208cm">
          <text:p/>
        </draw:line>
        <draw:custom-shape draw:style-name="gr6" draw:text-style-name="P10" draw:layer="layout" svg:width="3.429cm" svg:height="0.635cm" svg:x="7.239cm" svg:y="12.827cm">
          <text:p text:style-name="P1"><text:span text:style-name="T3">(unnamed port)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6" draw:layer="layout" svg:width="26.416cm" svg:height="14.351cm" svg:x="0.762cm" svg:y="0.762cm">
          <text:p text:style-name="P1"><text:span text:style-name="T2">Manual 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8.89cm" svg:height="6.858cm" svg:x="1.651cm" svg:y="1.397cm">
          <text:p text:style-name="P1"><text:span text:style-name="T2">101 (OpenVz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45cm" svg:height="1.27cm" svg:x="21.336cm" svg:y="14.224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7.62cm">
          <text:p text:style-name="P1"><text:span text:style-name="T1">Eth0</text:span></text:p>
          <text:p text:style-name="P1"><text:span text:style-name="T1">10.0.0.1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2cm" svg:y1="8.89cm" svg:x2="7.62cm" svg:y2="11.303cm">
          <text:p/>
        </draw:line>
        <draw:custom-shape draw:style-name="gr7" draw:text-style-name="P9" draw:layer="layout" svg:width="16.51cm" svg:height="1.143cm" svg:x="4.572cm" svg:y="12.065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4.445cm" svg:height="1.27cm" svg:x="6.858cm" svg:y="13.716cm">
          <text:p text:style-name="P1"><text:span text:style-name="T4">Br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144cm" svg:y1="13.716cm" svg:x2="9.144cm" svg:y2="13.208cm">
          <text:p/>
        </draw:line>
        <draw:custom-shape draw:style-name="gr6" draw:text-style-name="P10" draw:layer="layout" svg:width="3.429cm" svg:height="0.635cm" svg:x="7.239cm" svg:y="12.827cm">
          <text:p text:style-name="P1"><text:span text:style-name="T3">(unnamed port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11.303cm">
          <text:p text:style-name="P1"><text:span text:style-name="T1">Tap0</text:span></text:p>
          <text:p text:style-name="P1"><text:span text:style-name="T5">10.0.0.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6" draw:layer="layout" svg:width="26.416cm" svg:height="14.351cm" svg:x="0.762cm" svg:y="0.762cm">
          <text:p text:style-name="P1"><text:span text:style-name="T2">Manual 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8.89cm" svg:height="6.858cm" svg:x="1.651cm" svg:y="1.397cm">
          <text:p text:style-name="P1"><text:span text:style-name="T2">101 (OpenVz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45cm" svg:height="1.27cm" svg:x="21.336cm" svg:y="14.224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7.62cm">
          <text:p text:style-name="P1"><text:span text:style-name="T1">Eth0</text:span></text:p>
          <text:p text:style-name="P1"><text:span text:style-name="T1">10.0.0.1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2cm" svg:y1="8.89cm" svg:x2="7.62cm" svg:y2="11.303cm">
          <text:p/>
        </draw:line>
        <draw:custom-shape draw:style-name="gr7" draw:text-style-name="P9" draw:layer="layout" svg:width="16.51cm" svg:height="1.143cm" svg:x="4.572cm" svg:y="12.065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4.445cm" svg:height="1.27cm" svg:x="6.858cm" svg:y="13.716cm">
          <text:p text:style-name="P1"><text:span text:style-name="T4">Br0</text:span><text:span text:style-name="T4"><text:line-break/></text:span><text:span text:style-name="T4">10.0.0.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144cm" svg:y1="13.716cm" svg:x2="9.144cm" svg:y2="13.208cm">
          <text:p/>
        </draw:line>
        <draw:custom-shape draw:style-name="gr6" draw:text-style-name="P10" draw:layer="layout" svg:width="3.429cm" svg:height="0.635cm" svg:x="7.239cm" svg:y="12.827cm">
          <text:p text:style-name="P1"><text:span text:style-name="T3">(unnamed port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11.30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6" draw:layer="layout" svg:width="26.416cm" svg:height="14.351cm" svg:x="0.762cm" svg:y="0.762cm">
          <text:p text:style-name="P1"><text:span text:style-name="T2">Manual 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8.89cm" svg:height="6.858cm" svg:x="1.651cm" svg:y="1.397cm">
          <text:p text:style-name="P1"><text:span text:style-name="T2">101 (OpenVz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45cm" svg:height="1.27cm" svg:x="21.336cm" svg:y="14.224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7.62cm">
          <text:p text:style-name="P1"><text:span text:style-name="T1">Eth0</text:span></text:p>
          <text:p text:style-name="P1"><text:span text:style-name="T1">10.0.0.1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2cm" svg:y1="8.89cm" svg:x2="7.62cm" svg:y2="11.303cm">
          <text:p/>
        </draw:line>
        <draw:custom-shape draw:style-name="gr7" draw:text-style-name="P9" draw:layer="layout" svg:width="16.51cm" svg:height="1.143cm" svg:x="4.572cm" svg:y="12.065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4.445cm" svg:height="1.27cm" svg:x="6.858cm" svg:y="13.716cm">
          <text:p text:style-name="P1"><text:span text:style-name="T4">Br0</text:span><text:span text:style-name="T4"><text:line-break/></text:span><text:span text:style-name="T4">10.0.0.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144cm" svg:y1="13.716cm" svg:x2="9.144cm" svg:y2="13.208cm">
          <text:p/>
        </draw:line>
        <draw:custom-shape draw:style-name="gr6" draw:text-style-name="P10" draw:layer="layout" svg:width="3.429cm" svg:height="0.635cm" svg:x="7.239cm" svg:y="12.827cm">
          <text:p text:style-name="P1"><text:span text:style-name="T3">(unnamed port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11.30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8.89cm" svg:height="6.858cm" svg:x="1.651cm" svg:y="1.397cm">
          <text:p text:style-name="P1"><text:span text:style-name="T2">101 (OpenVz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5.461cm" svg:y="7.62cm">
          <text:p text:style-name="P1"><text:span text:style-name="T1">Eth0</text:span></text:p>
          <text:p text:style-name="P1"><text:span text:style-name="T1">10.0.0.1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2cm" svg:y1="8.89cm" svg:x2="7.62cm" svg:y2="11.303cm">
          <text:p/>
        </draw:line>
        <draw:custom-shape draw:style-name="gr3" draw:text-style-name="P5" draw:layer="layout" svg:width="4.445cm" svg:height="1.27cm" svg:x="5.461cm" svg:y="11.30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16.383cm" svg:y="7.62cm">
          <text:p text:style-name="P1"><text:span text:style-name="T1">Eth0</text:span></text:p>
          <text:p text:style-name="P1"><text:span text:style-name="T1">10.0.0.1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8.542cm" svg:y1="8.89cm" svg:x2="18.542cm" svg:y2="11.303cm">
          <text:p/>
        </draw:line>
        <draw:custom-shape draw:style-name="gr3" draw:text-style-name="P5" draw:layer="layout" svg:width="4.445cm" svg:height="1.27cm" svg:x="16.383cm" svg:y="11.303cm">
          <text:p text:style-name="P1"><text:span text:style-name="T1">Tap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8.89cm" svg:height="6.858cm" svg:x="15.748cm" svg:y="1.397cm">
          <text:p text:style-name="P1"><text:span text:style-name="T2">102 (OpenVz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27cm" svg:x="16.383cm" svg:y="7.62cm">
          <text:p text:style-name="P1"><text:span text:style-name="T1">Eth0</text:span></text:p>
          <text:p text:style-name="P1"><text:span text:style-name="T1">10.0.0.1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8.542cm" svg:y1="8.89cm" svg:x2="18.542cm" svg:y2="11.303cm">
          <text:p/>
        </draw:line>
        <draw:custom-shape draw:style-name="gr3" draw:text-style-name="P5" draw:layer="layout" svg:width="4.445cm" svg:height="1.27cm" svg:x="16.383cm" svg:y="11.303cm">
          <text:p text:style-name="P1"><text:span text:style-name="T1">Tap1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8" draw:text-style-name="P6" draw:layer="layout" svg:width="12.573cm" svg:height="9.65cm" svg:x="0.762cm" svg:y="0.762cm">
          <text:p text:style-name="P1"><text:span text:style-name="T2">Host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.22cm" svg:y="1.189cm">
          <text:p text:style-name="P1"><text:span text:style-name="T2">VM 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854cm" svg:x="3.18cm" svg:y="5.373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2.667cm" svg:y="7.285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0.853cm" svg:x="3.683cm" svg:y="9.307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3.302cm" svg:y="6.858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8.602cm" svg:y="1.19cm">
          <text:p text:style-name="P1"><text:span text:style-name="T2">VM 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10.562cm" svg:y="5.374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10.507cm" svg:y="6.859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87cm" svg:height="2.378cm" svg:x="10.287cm" svg:y="8.382cm">
          <text:p text:style-name="P1"><text:span text:style-name="T2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318cm" svg:y1="6.223cm" svg:x2="4.318cm" svg:y2="6.858cm">
          <text:p/>
        </draw:line>
        <draw:line draw:style-name="gr4" draw:text-style-name="P4" draw:layer="layout" svg:x1="11.176cm" svg:y1="6.223cm" svg:x2="11.176cm" svg:y2="6.858cm">
          <text:p/>
        </draw:line>
        <draw:line draw:style-name="gr4" draw:text-style-name="P4" draw:layer="layout" svg:x1="4.572cm" svg:y1="8.89cm" svg:x2="4.572cm" svg:y2="9.271cm">
          <text:p/>
        </draw:line>
        <draw:custom-shape draw:style-name="gr8" draw:text-style-name="P6" draw:layer="layout" svg:width="12.573cm" svg:height="9.65cm" svg:x="0.762cm" svg:y="0.762cm">
          <text:p text:style-name="P1"><text:span text:style-name="T2">Manual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.22cm" svg:y="1.189cm">
          <text:p text:style-name="P1"><text:span text:style-name="T2">101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667cm" svg:height="1.143cm" svg:x="2.794cm" svg:y="5.08cm">
          <text:p text:style-name="P13"><text:span text:style-name="T4">Eth0</text:span></text:p>
          <text:p text:style-name="P13"><text:span text:style-name="T4">10.0.0.10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2.667cm" svg:y="7.285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3.302cm" svg:y="6.858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8.602cm" svg:y="1.19cm">
          <text:p text:style-name="P1"><text:span text:style-name="T2">10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10.507cm" svg:y="6.859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287cm" svg:height="1.108cm" svg:x="10.287cm" svg:y="9.652cm">
          <text:p text:style-name="P1"><text:span text:style-name="T2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318cm" svg:y1="6.223cm" svg:x2="4.318cm" svg:y2="6.858cm">
          <text:p/>
        </draw:line>
        <draw:line draw:style-name="gr4" draw:text-style-name="P4" draw:layer="layout" svg:x1="11.176cm" svg:y1="6.223cm" svg:x2="11.176cm" svg:y2="6.858cm">
          <text:p/>
        </draw:line>
        <draw:line draw:style-name="gr4" draw:text-style-name="P4" draw:layer="layout" svg:x1="4.572cm" svg:y1="8.89cm" svg:x2="4.572cm" svg:y2="9.271cm">
          <text:p/>
        </draw:line>
        <draw:custom-shape draw:style-name="gr8" draw:text-style-name="P6" draw:layer="layout" svg:width="12.573cm" svg:height="9.65cm" svg:x="14.478cm" svg:y="0.762cm">
          <text:p text:style-name="P1"><text:span text:style-name="T2">Host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4.936cm" svg:y="1.189cm">
          <text:p text:style-name="P1"><text:span text:style-name="T2">VM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22.318cm" svg:y="1.19cm">
          <text:p text:style-name="P1"><text:span text:style-name="T2">VM 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2.573cm" svg:height="9.65cm" svg:x="14.478cm" svg:y="0.762cm">
          <text:p text:style-name="P1"><text:span text:style-name="T2">Manual 2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0.828cm" svg:height="1.143cm" svg:x="5.842cm" svg:y="12.954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54cm" svg:height="0.889cm" svg:x="10.16cm" svg:y="12.573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54cm" svg:height="0.889cm" svg:x="23.876cm" svg:y="12.573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43cm" svg:y1="10.795cm" svg:x2="11.43cm" svg:y2="12.573cm">
          <text:p/>
        </draw:line>
        <draw:line draw:style-name="gr4" draw:text-style-name="P4" draw:layer="layout" svg:x1="25.146cm" svg:y1="10.795cm" svg:x2="25.146cm" svg:y2="12.573cm">
          <text:p/>
        </draw:line>
        <draw:custom-shape draw:style-name="gr20" draw:text-style-name="P8" draw:layer="layout" svg:width="2.287cm" svg:height="0.981cm" svg:x="24.003cm" svg:y="9.779cm">
          <text:p text:style-name="P1"><text:span text:style-name="T2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2.667cm" svg:height="1.143cm" svg:x="8.865cm" svg:y="5.077cm">
          <text:p text:style-name="P13"><text:span text:style-name="T4">Eth0</text:span></text:p>
          <text:p text:style-name="P13"><text:span text:style-name="T4">10.0.0.</text:span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794cm" svg:height="1.143cm" svg:x="3.429cm" svg:y="9.144cm">
          <text:p text:style-name="P13"><text:span text:style-name="T4">Br0</text:span></text:p>
          <text:p text:style-name="P13"><text:span text:style-name="T4">10.0.0.1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8" draw:text-style-name="P6" draw:layer="layout" svg:width="12.573cm" svg:height="9.65cm" svg:x="0.762cm" svg:y="0.762cm">
          <text:p text:style-name="P1"><text:span text:style-name="T2">H</text:span><text:span text:style-name="T2">o</text:span><text:span text:style-name="T2">s</text:span><text:span text:style-name="T2">t</text:span><text:span text:style-name="T2"> 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.22cm" svg:y="1.189cm">
          <text:p text:style-name="P1"><text:span text:style-name="T2">V</text:span><text:span text:style-name="T2">M</text:span><text:span text:style-name="T2"> 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854cm" svg:x="3.18cm" svg:y="5.373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2.667cm" svg:y="7.285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0.853cm" svg:x="3.683cm" svg:y="9.307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3.302cm" svg:y="6.858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8.602cm" svg:y="1.19cm">
          <text:p text:style-name="P1"><text:span text:style-name="T2">VM 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10.562cm" svg:y="5.374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10.507cm" svg:y="6.859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87cm" svg:height="2.378cm" svg:x="10.287cm" svg:y="8.382cm">
          <text:p text:style-name="P1"><text:span text:style-name="T2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318cm" svg:y1="6.223cm" svg:x2="4.318cm" svg:y2="6.858cm">
          <text:p/>
        </draw:line>
        <draw:line draw:style-name="gr4" draw:text-style-name="P4" draw:layer="layout" svg:x1="11.176cm" svg:y1="6.223cm" svg:x2="11.176cm" svg:y2="6.858cm">
          <text:p/>
        </draw:line>
        <draw:line draw:style-name="gr4" draw:text-style-name="P4" draw:layer="layout" svg:x1="4.572cm" svg:y1="8.89cm" svg:x2="4.572cm" svg:y2="9.271cm">
          <text:p/>
        </draw:line>
        <draw:custom-shape draw:style-name="gr8" draw:text-style-name="P6" draw:layer="layout" svg:width="12.573cm" svg:height="9.65cm" svg:x="0.762cm" svg:y="0.762cm">
          <text:p text:style-name="P1"><text:span text:style-name="T2">Manual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.22cm" svg:y="1.189cm">
          <text:p text:style-name="P1"><text:span text:style-name="T2">101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667cm" svg:height="1.143cm" svg:x="2.794cm" svg:y="5.08cm">
          <text:p text:style-name="P13"><text:span text:style-name="T4">Eth0</text:span></text:p>
          <text:p text:style-name="P13"><text:span text:style-name="T4">10.0.0.</text:span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2.667cm" svg:y="7.285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3.302cm" svg:y="6.858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8.602cm" svg:y="1.19cm">
          <text:p text:style-name="P1"><text:span text:style-name="T2">10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10.507cm" svg:y="6.859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287cm" svg:height="1.108cm" svg:x="10.287cm" svg:y="9.652cm">
          <text:p text:style-name="P1"><text:span text:style-name="T2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318cm" svg:y1="6.223cm" svg:x2="4.318cm" svg:y2="6.858cm">
          <text:p/>
        </draw:line>
        <draw:line draw:style-name="gr4" draw:text-style-name="P4" draw:layer="layout" svg:x1="11.176cm" svg:y1="6.223cm" svg:x2="11.176cm" svg:y2="6.858cm">
          <text:p/>
        </draw:line>
        <draw:line draw:style-name="gr4" draw:text-style-name="P4" draw:layer="layout" svg:x1="4.572cm" svg:y1="8.89cm" svg:x2="4.572cm" svg:y2="9.271cm">
          <text:p/>
        </draw:line>
        <draw:custom-shape draw:style-name="gr8" draw:text-style-name="P6" draw:layer="layout" svg:width="12.573cm" svg:height="9.65cm" svg:x="14.478cm" svg:y="0.762cm">
          <text:p text:style-name="P1"><text:span text:style-name="T2">Host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4.936cm" svg:y="1.189cm">
          <text:p text:style-name="P1"><text:span text:style-name="T2">VM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22.318cm" svg:y="1.19cm">
          <text:p text:style-name="P1"><text:span text:style-name="T2">VM 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2.573cm" svg:height="9.65cm" svg:x="14.478cm" svg:y="0.762cm">
          <text:p text:style-name="P1"><text:span text:style-name="T2">Manual 2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0.828cm" svg:height="1.143cm" svg:x="5.842cm" svg:y="12.954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54cm" svg:height="0.889cm" svg:x="10.16cm" svg:y="12.573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54cm" svg:height="0.889cm" svg:x="23.876cm" svg:y="12.573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43cm" svg:y1="10.795cm" svg:x2="11.43cm" svg:y2="12.573cm">
          <text:p/>
        </draw:line>
        <draw:line draw:style-name="gr4" draw:text-style-name="P4" draw:layer="layout" svg:x1="25.146cm" svg:y1="10.795cm" svg:x2="25.146cm" svg:y2="12.573cm">
          <text:p/>
        </draw:line>
        <draw:custom-shape draw:style-name="gr16" draw:text-style-name="P11" draw:layer="layout" svg:width="2.667cm" svg:height="1.143cm" svg:x="8.865cm" svg:y="5.077cm">
          <text:p text:style-name="P13"><text:span text:style-name="T4">Eth0</text:span></text:p>
          <text:p text:style-name="P13"><text:span text:style-name="T4">10.0.0.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794cm" svg:height="1.143cm" svg:x="3.429cm" svg:y="9.144cm">
          <text:p text:style-name="P13"><text:span text:style-name="T4">Br0</text:span></text:p>
          <text:p text:style-name="P13"><text:span text:style-name="T4">10.0.0.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4.842cm" svg:y="1.188cm">
          <text:p text:style-name="P1"><text:span text:style-name="T2">VM 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854cm" svg:x="16.802cm" svg:y="5.372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16.289cm" svg:y="7.284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0.853cm" svg:x="17.305cm" svg:y="9.306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16.924cm" svg:y="6.857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22.224cm" svg:y="1.189cm">
          <text:p text:style-name="P1"><text:span text:style-name="T2">VM 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24.129cm" svg:y="6.858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94cm" svg:y1="6.222cm" svg:x2="17.94cm" svg:y2="6.857cm">
          <text:p/>
        </draw:line>
        <draw:line draw:style-name="gr4" draw:text-style-name="P4" draw:layer="layout" svg:x1="24.798cm" svg:y1="6.222cm" svg:x2="24.798cm" svg:y2="6.857cm">
          <text:p/>
        </draw:line>
        <draw:line draw:style-name="gr4" draw:text-style-name="P4" draw:layer="layout" svg:x1="18.194cm" svg:y1="8.889cm" svg:x2="18.194cm" svg:y2="9.27cm">
          <text:p/>
        </draw:line>
        <draw:custom-shape draw:style-name="gr9" draw:text-style-name="P7" draw:layer="layout" svg:width="4.573cm" svg:height="4.611cm" svg:x="14.842cm" svg:y="1.188cm">
          <text:p text:style-name="P1"><text:span text:style-name="T2">103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667cm" svg:height="1.143cm" svg:x="16.416cm" svg:y="5.079cm">
          <text:p text:style-name="P13"><text:span text:style-name="T4">Eth0</text:span></text:p>
          <text:p text:style-name="P13"><text:span text:style-name="T4">10.0.0.12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16.289cm" svg:y="7.284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16.924cm" svg:y="6.857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22.224cm" svg:y="1.189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24.129cm" svg:y="6.858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94cm" svg:y1="6.222cm" svg:x2="17.94cm" svg:y2="6.857cm">
          <text:p/>
        </draw:line>
        <draw:line draw:style-name="gr4" draw:text-style-name="P4" draw:layer="layout" svg:x1="24.798cm" svg:y1="6.222cm" svg:x2="24.798cm" svg:y2="6.857cm">
          <text:p/>
        </draw:line>
        <draw:line draw:style-name="gr4" draw:text-style-name="P4" draw:layer="layout" svg:x1="18.194cm" svg:y1="8.889cm" svg:x2="18.194cm" svg:y2="9.27cm">
          <text:p/>
        </draw:line>
        <draw:custom-shape draw:style-name="gr16" draw:text-style-name="P11" draw:layer="layout" svg:width="2.667cm" svg:height="1.143cm" svg:x="22.487cm" svg:y="5.076cm">
          <text:p text:style-name="P13"><text:span text:style-name="T4">Eth0</text:span></text:p>
          <text:p text:style-name="P13"><text:span text:style-name="T4">10.0.0.13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794cm" svg:height="1.143cm" svg:x="17.051cm" svg:y="9.143cm">
          <text:p text:style-name="P13"><text:span text:style-name="T4">Br0</text:span></text:p>
          <text:p text:style-name="P13"><text:span text:style-name="T4">10.0.0.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24.003cm" svg:y="9.906cm">
          <text:p text:style-name="P1"><text:span text:style-name="T2">Eth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custom-shape draw:style-name="gr8" draw:text-style-name="P6" draw:layer="layout" svg:width="12.573cm" svg:height="9.65cm" svg:x="0.762cm" svg:y="0.762cm">
          <text:p text:style-name="P1"><text:span text:style-name="T2">Host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.22cm" svg:y="1.189cm">
          <text:p text:style-name="P1"><text:span text:style-name="T2">V</text:span><text:span text:style-name="T2">M</text:span><text:span text:style-name="T2"> 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854cm" svg:x="3.18cm" svg:y="5.373cm">
          <text:p text:style-name="P1"><text:span text:style-name="T2">E</text:span><text:span text:style-name="T2">t</text:span><text:span text:style-name="T2">h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2.667cm" svg:y="7.285cm">
          <text:p text:style-name="P1"><text:span text:style-name="T2">B</text:span><text:span text:style-name="T2">r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0.853cm" svg:x="3.683cm" svg:y="9.307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3.302cm" svg:y="6.858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8.602cm" svg:y="1.19cm">
          <text:p text:style-name="P1"><text:span text:style-name="T2">VM 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10.562cm" svg:y="5.374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10.507cm" svg:y="6.859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87cm" svg:height="2.378cm" svg:x="10.287cm" svg:y="8.382cm">
          <text:p text:style-name="P1"><text:span text:style-name="T2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318cm" svg:y1="6.223cm" svg:x2="4.318cm" svg:y2="6.858cm">
          <text:p/>
        </draw:line>
        <draw:line draw:style-name="gr4" draw:text-style-name="P4" draw:layer="layout" svg:x1="11.176cm" svg:y1="6.223cm" svg:x2="11.176cm" svg:y2="6.858cm">
          <text:p/>
        </draw:line>
        <draw:line draw:style-name="gr4" draw:text-style-name="P4" draw:layer="layout" svg:x1="4.572cm" svg:y1="8.89cm" svg:x2="4.572cm" svg:y2="9.271cm">
          <text:p/>
        </draw:line>
        <draw:custom-shape draw:style-name="gr8" draw:text-style-name="P6" draw:layer="layout" svg:width="12.573cm" svg:height="9.65cm" svg:x="0.762cm" svg:y="0.762cm">
          <text:p text:style-name="P1"><text:span text:style-name="T2">Manual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.22cm" svg:y="1.189cm">
          <text:p text:style-name="P1"><text:span text:style-name="T2">101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667cm" svg:height="1.143cm" svg:x="2.794cm" svg:y="5.08cm">
          <text:p text:style-name="P13"><text:span text:style-name="T4">Eth0</text:span></text:p>
          <text:p text:style-name="P13"><text:span text:style-name="T4">10.0.0.10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2.667cm" svg:y="7.285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3.302cm" svg:y="6.858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8.602cm" svg:y="1.19cm">
          <text:p text:style-name="P1"><text:span text:style-name="T2">10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10.507cm" svg:y="6.859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87cm" svg:height="2.378cm" svg:x="10.287cm" svg:y="8.382cm">
          <text:p text:style-name="P1"><text:span text:style-name="T2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318cm" svg:y1="6.223cm" svg:x2="4.318cm" svg:y2="6.858cm">
          <text:p/>
        </draw:line>
        <draw:line draw:style-name="gr4" draw:text-style-name="P4" draw:layer="layout" svg:x1="11.176cm" svg:y1="6.223cm" svg:x2="11.176cm" svg:y2="6.858cm">
          <text:p/>
        </draw:line>
        <draw:line draw:style-name="gr4" draw:text-style-name="P4" draw:layer="layout" svg:x1="4.572cm" svg:y1="8.89cm" svg:x2="4.572cm" svg:y2="9.271cm">
          <text:p/>
        </draw:line>
        <draw:custom-shape draw:style-name="gr8" draw:text-style-name="P6" draw:layer="layout" svg:width="12.573cm" svg:height="9.65cm" svg:x="14.478cm" svg:y="0.762cm">
          <text:p text:style-name="P1"><text:span text:style-name="T2">Host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4.936cm" svg:y="1.189cm">
          <text:p text:style-name="P1"><text:span text:style-name="T2">VM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22.318cm" svg:y="1.19cm">
          <text:p text:style-name="P1"><text:span text:style-name="T2">VM 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2.573cm" svg:height="9.65cm" svg:x="14.478cm" svg:y="0.762cm">
          <text:p text:style-name="P1"><text:span text:style-name="T2">Manual 2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0.828cm" svg:height="1.143cm" svg:x="5.842cm" svg:y="12.954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54cm" svg:height="0.889cm" svg:x="10.16cm" svg:y="12.573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54cm" svg:height="0.889cm" svg:x="23.876cm" svg:y="12.573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43cm" svg:y1="10.795cm" svg:x2="11.43cm" svg:y2="12.573cm">
          <text:p/>
        </draw:line>
        <draw:line draw:style-name="gr4" draw:text-style-name="P4" draw:layer="layout" svg:x1="25.146cm" svg:y1="10.795cm" svg:x2="25.146cm" svg:y2="12.573cm">
          <text:p/>
        </draw:line>
        <draw:custom-shape draw:style-name="gr16" draw:text-style-name="P11" draw:layer="layout" svg:width="2.667cm" svg:height="1.143cm" svg:x="8.865cm" svg:y="5.077cm">
          <text:p text:style-name="P13"><text:span text:style-name="T4">Eth0</text:span></text:p>
          <text:p text:style-name="P13"><text:span text:style-name="T4">10.0.0.11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794cm" svg:height="1.143cm" svg:x="3.429cm" svg:y="9.144cm">
          <text:p text:style-name="P13"><text:span text:style-name="T4">Br0</text:span></text:p>
          <text:p text:style-name="P13"><text:span text:style-name="T4">10.0.0.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14.842cm" svg:y="1.188cm">
          <text:p text:style-name="P1"><text:span text:style-name="T2">VM 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854cm" svg:x="16.802cm" svg:y="5.372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16.289cm" svg:y="7.284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0.853cm" svg:x="17.305cm" svg:y="9.306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16.924cm" svg:y="6.857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22.224cm" svg:y="1.189cm">
          <text:p text:style-name="P1"><text:span text:style-name="T2">VM 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24.129cm" svg:y="6.858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94cm" svg:y1="6.222cm" svg:x2="17.94cm" svg:y2="6.857cm">
          <text:p/>
        </draw:line>
        <draw:line draw:style-name="gr4" draw:text-style-name="P4" draw:layer="layout" svg:x1="24.798cm" svg:y1="6.222cm" svg:x2="24.798cm" svg:y2="6.857cm">
          <text:p/>
        </draw:line>
        <draw:line draw:style-name="gr4" draw:text-style-name="P4" draw:layer="layout" svg:x1="18.194cm" svg:y1="8.889cm" svg:x2="18.194cm" svg:y2="9.27cm">
          <text:p/>
        </draw:line>
        <draw:custom-shape draw:style-name="gr9" draw:text-style-name="P7" draw:layer="layout" svg:width="4.573cm" svg:height="4.611cm" svg:x="14.842cm" svg:y="1.188cm">
          <text:p text:style-name="P1"><text:span text:style-name="T2">103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667cm" svg:height="1.143cm" svg:x="16.416cm" svg:y="5.079cm">
          <text:p text:style-name="P13"><text:span text:style-name="T4">Eth0</text:span></text:p>
          <text:p text:style-name="P13"><text:span text:style-name="T4">10.0.0.12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453cm" svg:height="1.605cm" svg:x="16.289cm" svg:y="7.284cm">
          <text:p text:style-name="P1"><text:span text:style-name="T2">Br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109cm" svg:height="0.855cm" svg:x="16.924cm" svg:y="6.857cm">
          <text:p text:style-name="P1"><text:span text:style-name="T2">Tap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3cm" svg:height="4.611cm" svg:x="22.224cm" svg:y="1.189cm">
          <text:p text:style-name="P1"><text:span text:style-name="T2">104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287cm" svg:height="0.854cm" svg:x="24.129cm" svg:y="6.858cm">
          <text:p text:style-name="P1"><text:span text:style-name="T2">Tap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94cm" svg:y1="6.222cm" svg:x2="17.94cm" svg:y2="6.857cm">
          <text:p/>
        </draw:line>
        <draw:line draw:style-name="gr4" draw:text-style-name="P4" draw:layer="layout" svg:x1="24.798cm" svg:y1="6.222cm" svg:x2="24.798cm" svg:y2="6.857cm">
          <text:p/>
        </draw:line>
        <draw:line draw:style-name="gr4" draw:text-style-name="P4" draw:layer="layout" svg:x1="18.194cm" svg:y1="8.889cm" svg:x2="18.194cm" svg:y2="9.27cm">
          <text:p/>
        </draw:line>
        <draw:custom-shape draw:style-name="gr16" draw:text-style-name="P11" draw:layer="layout" svg:width="2.667cm" svg:height="1.143cm" svg:x="22.487cm" svg:y="5.076cm">
          <text:p text:style-name="P13"><text:span text:style-name="T4">Eth0</text:span></text:p>
          <text:p text:style-name="P13"><text:span text:style-name="T4">10.0.0.13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794cm" svg:height="1.143cm" svg:x="17.051cm" svg:y="9.143cm">
          <text:p text:style-name="P13"><text:span text:style-name="T4">Br0</text:span></text:p>
          <text:p text:style-name="P13"><text:span text:style-name="T4">10.0.0.2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87cm" svg:height="2.378cm" svg:x="24.003cm" svg:y="8.382cm">
          <text:p text:style-name="P1"><text:span text:style-name="T2">Eth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8-30T17:32:15.499835674</dc:date>
    <meta:editing-duration>PT8H27M16S</meta:editing-duration>
    <meta:editing-cycles>57</meta:editing-cycles>
    <meta:generator>LibreOffice/5.1.5.2$Linux_X86_64 LibreOffice_project/10m0$Build-2</meta:generator>
    <meta:document-statistic meta:object-count="213"/>
  </office:meta>
</office:document-meta>
</file>